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equential-digits/" text:style-name="Internet_20_link" text:visited-style-name="Visited_20_Internet_20_Link"><text:span text:style-name="T1">1291. Sequential Digits</text:span></text:a></text:p>
      <text:p text:style-name="P3">Medium</text:p>
      <text:p text:style-name="P3"/>
      <text:p text:style-name="P4"><text:span text:style-name="T1">An integer has </text:span><text:span text:style-name="Emphasis"><text:span text:style-name="T1">sequential digits</text:span></text:span><text:span text:style-name="T1"> if and only if each digit in the number is one more than the previous digit.</text:span></text:p>
      <text:p text:style-name="P4"><text:span text:style-name="T1">Return a </text:span><text:span text:style-name="Strong_20_Emphasis"><text:span text:style-name="T1">sorted</text:span></text:span><text:span text:style-name="T1"> list of all the integers in the range </text:span><text:span text:style-name="Source_20_Text"><text:span text:style-name="T2">[low, high]</text:span></text:span><text:span text:style-name="T1"> inclusive that have sequential digits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low = 100, high = 300</text:span></text:p>
      <text:p text:style-name="P1"><text:span text:style-name="Strong_20_Emphasis"><text:span text:style-name="T1">Output:</text:span></text:span><text:span text:style-name="T1"> [123,234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low = 1000, high = 13000</text:span></text:p>
      <text:p text:style-name="P1"><text:span text:style-name="Strong_20_Emphasis"><text:span text:style-name="T1">Output:</text:span></text:span><text:span text:style-name="T1"> [1234,2345,3456,4567,5678,6789,12345]</text:span></text:p>
      <text:p text:style-name="P5"> </text:p>
      <text:p text:style-name="P4"><text:span text:style-name="Strong_20_Emphasis"><text:span text:style-name="T1">Constraints:</text:span></text:span></text:p>
      <text:list xml:id="list2869272225" text:style-name="L1">
        <text:list-item>
          <text:p text:style-name="P6"><text:span text:style-name="Source_20_Text"><text:span text:style-name="T2">10 &lt;= low &lt;= high &lt;= 10^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8T11:05:33.526000000</dc:date>
    <meta:editing-duration>PT1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4" meta:word-count="74" meta:character-count="423" meta:non-whitespace-character-count="360"/>
  </office:meta>
</office:document-meta>
</file>